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fo:font-size="8pt" style:font-size-asian="8pt" style:font-size-complex="8pt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1" style:family="paragraph" style:parent-style-name="Text_20_body"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3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4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left="1.251cm" fo:margin-right="0cm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text-indent="0cm" style:auto-text-indent="false"/>
    </style:style>
    <style:style style:name="P19" style:family="paragraph" style:parent-style-name="Text_20_body" style:list-style-name="L2">
      <style:paragraph-properties fo:margin-left="0cm" fo:margin-right="0cm" fo:text-indent="0cm" style:auto-text-indent="false"/>
    </style:style>
    <style:style style:name="P20" style:family="paragraph" style:parent-style-name="Text_20_body" style:list-style-name="L1">
      <style:paragraph-properties fo:margin-left="1.251cm" fo:margin-right="0cm" fo:text-indent="0cm" style:auto-text-indent="false"/>
    </style:style>
    <style:style style:name="P21" style:family="paragraph" style:parent-style-name="Text_20_body" style:list-style-name="L2">
      <style:paragraph-properties fo:margin-left="1.251cm" fo:margin-right="0cm" fo:text-indent="0cm" style:auto-text-indent="false"/>
    </style:style>
    <style:style style:name="T1" style:family="text">
      <style:text-properties fo:color="#ffffff" style:text-line-through-style="none" style:font-name="FreeSerif1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ffffff" style:text-line-through-style="none" style:font-name="FreeSerif1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ffffff" style:text-line-through-styl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color="#ffffff" style:text-line-through-styl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ffffff" style:font-name="Arial" fo:font-style="normal" style:font-style-asian="normal" style:font-style-complex="normal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Tradíciók</text:subject>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Nonprofit szabályrendszer a M* világához<text:line-break/>Ailtas, 2008</text:p>
      <text:p text:style-name="P12"/>
      <text:p text:style-name="P12"/>
      <text:p text:style-name="P12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3"/>
      <text:p text:style-name="P13"><text:s/><text:span text:style-name="T7">Creative Commons License</text:span></text:p>
      <text:p text:style-name="P14">Ezen dokumentum maga, továbbá részletei, vagy másolatai kizárólag a Creative Commons</text:p>
      <text:p text:style-name="P12"><text:a xlink:type="simple" xlink:href="http://creativecommons.org/licenses/by-nc-sa/2.5/hu/"><text:span text:style-name="T8">Nevezd meg!-Ne add el!-Így add tovább! 2.5 Magyarország</text:span></text:a></text:p>
      <text:p text:style-name="P4"><text:span text:style-name="T7">Licenc feltételeinek megfelelően használható fel</text:span>. </text:p>
      <text:p text:style-name="P9"/>
      <text:p text:style-name="Text_20_body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P2">Tartalomjegyzék</text:p>
          </text:index-title>
          <text:p text:style-name="P15">TODO (Tradíciók)<text:tab/>3</text:p>
          <text:p text:style-name="P16">Tradíciók<text:tab/>4</text:p>
        </text:index-body>
      </text:table-of-content>
      <text:p text:style-name="Text_20_body"/>
      <text:h text:style-name="P1" text:outline-level="3">TODO (Tradíciók)</text:h>
      <text:p text:style-name="Text_20_body">#2: Tisztázni a Slant</text:p>
      <text:p text:style-name="Text_20_body"/>
      <text:p text:style-name="Text_20_body">#3: Amit később is fel lehet venni, ott megvizsgálni, hogy az 50KP elköltése szintlépéskor nem okoz-e gondot...</text:p>
      <text:p text:style-name="Text_20_body"/>
      <text:p text:style-name="Text_20_body"/>
      <text:h text:style-name="P3" text:outline-level="1">Tradíciók és Féltradíciók</text:h>
      <text:h text:style-name="Heading_20_2" text:outline-level="2">Tradíciók</text:h>
      <text:p text:style-name="Text_20_body">50 KP-ba kerülnek, vannak speciális követelményeik, mely legtöbbször az előtörténet.</text:p>
      <text:list text:style-name="L1">
        <text:list-item>
          <text:p text:style-name="P18">Mágikus tradíciók<text:line-break/>(lásd Mágia fejezet)</text:p>
        </text:list-item>
        <text:list-item>
          <text:p text:style-name="P18">Belső út (slan)</text:p>
        </text:list-item>
        <text:list-item>
          <text:p text:style-name="P18">Papi mágia</text:p>
        </text:list-item>
        <text:list-item>
          <text:p text:style-name="P20">vallás szerint. Pl. „Arel misztériuma”</text:p>
        </text:list-item>
      </text:list>
      <text:p text:style-name="P17"/>
      <text:h text:style-name="Heading_20_2" text:outline-level="2">Féltradíciók</text:h>
      <text:p text:style-name="P8">25KP-ba kerülnek</text:p>
      <text:list text:style-name="L2">
        <text:list-item>
          <text:p text:style-name="P19">Mágikus (pl. Quars tradíció) </text:p>
        </text:list-item>
        <text:list-item>
          <text:p text:style-name="P21">CSAK 1 bizonyos spec, egyedi mágia-iskola tanulható vele (Pl. Quars(árnymágia)) </text:p>
        </text:list-item>
        <text:list-item>
          <text:p text:style-name="P19">fejvadász (slan-light) </text:p>
        </text:list-item>
        <text:list-item>
          <text:p text:style-name="P21">Durva követelmények!</text:p>
        </text:list-item>
      </text:list>
      <text:h text:style-name="Heading_20_2" text:outline-level="2">Írástudó</text:h>
      <text:p text:style-name="Text_20_body">Ha egy karalkter tiszta Tradíciót tanul, akkor automatikusan, ingyen megkapja az Írástudó fortélyt.</text:p>
      <text:p text:style-name="Text_20_body"/>
      <text:p text:style-name="Text_20_body"/>
      <text:p text:style-name="Text_20_body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--</text:p>
      <text:p text:style-name="P6">Creative Commons License</text:p>
      <text:p text:style-name="P5"><text:soft-page-break/><text:span text:style-name="T6">Ezen dokumentum maga, továbbá részletei, vagy másolatai kizárólag a Creative Commons <text:s/>„Nevezd meg!-Ne add el!-Így add tovább! 2.5 Magyarország” </text:span><text:span text:style-name="_5b_RPG_5d__20_Áthúzott"><text:span text:style-name="T5">Licenc feltételeinek megfelelően használható fel</text:span></text:span><text:span text:style-name="_5b_RPG_5d__20_Áthúzott"><text:span text:style-name="T1">. </text:span></text:span></text:p>
      <text:p text:style-name="P5"><text:span text:style-name="_5b_RPG_5d__20_Áthúzott"><text:span text:style-name="T2">Ailtas, 2008 </text:span></text:span></text:p>
      <text:p text:style-name="P5"><text:span text:style-name="_5b_RPG_5d__20_Áthúzott"><text:span text:style-name="T3">(</text:span></text:span><text:span text:style-name="_5b_RPG_5d__20_Áthúzott"><text:span text:style-name="T4">CC</text:span></text:span><text:span text:style-name="_5b_RPG_5d__20_Áthúzott"><text:span text:style-name="T3">(BY-NC-SA))</text:span></text:span><text:span text:style-name="_5b_RPG_5d__20_Áthúzott"><text:span text:style-name="T2"> Fekete Bálint, 2008</text:span></text:span></text:p>
      <text:p text:style-name="P5"><text:span text:style-name="_5b_RPG_5d__20_Áthúzott"><text:span text:style-name="T2">--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596cm" fo:margin-bottom="0.73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3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100 szabályrendszer</dc:title>
    <dc:subject>Tradíciók</dc:subject>
    <dc:creator>Bálint</dc:creator>
    <dc:date>2008-04-20T01:07:55</dc:date>
    <meta:editing-cycles>11</meta:editing-cycles>
    <meta:editing-duration>PT1H8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5" meta:paragraph-count="34" meta:word-count="173" meta:character-count="1236"/>
  </office:meta>
</office:document-meta>
</file>